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1a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Indexation # # # </text:p>
      <text:p text:style-name="Standard"/>
      <text:p text:style-name="Standard">- Solr supporte nativement l'indexation de document structuré via XML, CSV and JSON. Ce sont les formats privilégié<text:span text:style-name="T1">s</text:span>.</text:p>
      <text:p text:style-name="Standard"/>
      <text:p text:style-name="Standard">- Solr <text:span text:style-name="T1">e</text:span>xécute les recherches dans l'index qu'il constitue donc pas de requêtes au DB distantes.</text:p>
      <text:p text:style-name="Standard"/>
      <text:p text:style-name="Standard">- Les mise à jour de son index sont défini et programmé par Cron.</text:p>
      <text:p text:style-name="Standard"/>
      <text:p text:style-name="Standard">- Il est également possible d'indexer via Data Import Handler DIH) ou Apache Tika.</text:p>
      <text:p text:style-name="Standard"/>
      <text:p text:style-name="Standard"/>
      <text:p text:style-name="Standard"># Enregistrement # # # </text:p>
      <text:p text:style-name="Standard"/>
      <text:p text:style-name="Standard">- Il s'agit d'un index inversé enregistré par Lucene* (java) dans differents types de fichiers spécifiques sur le serveur, appelé "document".Donc pas de base de données.</text:p>
      <text:p text:style-name="Standard">- Il y a la possibilité d'utiliser NoSQL pour l'enregistrement de l'indexation mais ce n'est pas envisager.</text:p>
      <text:p text:style-name="Standard"/>
      <text:p text:style-name="Standard">*Solr est est basé sur Lucene</text:p>
      <text:p text:style-name="Standard"/>
      <text:p text:style-name="Standard"># Synthese # # # </text:p>
      <text:p text:style-name="Standard">Solr n'utilise pas de base de donnée mais des fichiers d'indexation local qu'il constitue par des requetes sur des fichiers XML par exemple. La périodicité de mise à jour est programmée via Cr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6:41:42.632787372</meta:creation-date>
    <dc:date>2022-03-04T10:06:15.393294377</dc:date>
    <meta:editing-duration>P6DT23H6M4S</meta:editing-duration>
    <meta:editing-cycles>1</meta:editing-cycles>
    <meta:document-statistic meta:table-count="0" meta:image-count="0" meta:object-count="0" meta:page-count="1" meta:paragraph-count="11" meta:word-count="159" meta:character-count="919" meta:non-whitespace-character-count="768"/>
    <meta:generator>LibreOffice/6.4.7.2$Linux_X86_64 LibreOffice_project/40$Build-2</meta:generator>
  </office:meta>
</office:document-meta>
</file>